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da7d8" draw:fill="none" draw:fill-color="#eeeeee" draw:textarea-horizontal-align="justify" draw:textarea-vertical-align="middle" draw:auto-grow-height="false" fo:min-height="1.024cm" fo:min-width="2.612cm"/>
    </style:style>
    <style:style style:name="gr2" style:family="graphic" style:parent-style-name="standard">
      <style:graphic-properties svg:stroke-color="#7da7d8" draw:fill="none" draw:fill-color="#eeeeee" draw:textarea-horizontal-align="justify" draw:textarea-vertical-align="middle" draw:auto-grow-height="false" fo:min-height="2.296cm" fo:min-width="4.874cm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standard" style:list-style-name="L1">
      <style:graphic-properties svg:stroke-width="0.053cm" svg:stroke-color="#7da7d8" draw:marker-start-width="0.28cm" draw:marker-end-width="0.28cm" draw:fill="none" draw:textarea-horizontal-align="left" draw:textarea-vertical-align="top" draw:auto-grow-height="false" fo:min-height="2.596cm" fo:min-width="6.246cm" fo:padding-top="0.152cm" fo:padding-bottom="0.152cm" fo:padding-left="0.277cm" fo:padding-right="0.277cm" fo:wrap-option="wrap"/>
    </style:style>
    <style:style style:name="gr5" style:family="graphic" style:parent-style-name="standard">
      <style:graphic-properties svg:stroke-color="#7da7d8" draw:fill="none" draw:textarea-horizontal-align="left" draw:textarea-vertical-align="top" draw:auto-grow-height="false" fo:min-height="2.432cm" fo:min-width="3.7cm" fo:wrap-option="wrap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7da7d8" draw:fill="none" draw:textarea-horizontal-align="justify" draw:textarea-vertical-align="middle" draw:auto-grow-height="false" fo:min-height="1.306cm" fo:min-width="4.378cm"/>
    </style:style>
    <style:style style:name="gr8" style:family="graphic" style:parent-style-name="standard">
      <style:graphic-properties svg:stroke-color="#7da7d8" draw:fill="none" draw:textarea-horizontal-align="justify" draw:textarea-vertical-align="middle" draw:auto-grow-height="false" fo:min-height="5.15cm" fo:min-width="4.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indent="0cm"/>
    </style:style>
    <style:style style:name="P5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Tahoma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end"/>
    </style:style>
    <style:style style:name="P7" style:family="paragraph">
      <loext:graphic-properties draw:fill="none"/>
      <style:paragraph-properties fo:text-align="end"/>
      <style:text-properties fo:font-weight="normal" style:font-weight-asian="normal" style:font-weight-complex="normal"/>
    </style:style>
    <style:style style:name="P8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9" style:family="paragraph">
      <loext:graphic-properties draw:fill="none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>
      <loext:graphic-properties draw:fill="none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Tahoma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14.1cm" svg:y="1.6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7.6cm" svg:height="3.6cm" svg:x="2cm" svg:y="24.1cm">
          <text:p text:style-name="P1"><text:span text:style-name="T1">KONI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7" draw:id="id7" draw:layer="layout" draw:type="line" svg:x1="16.3cm" svg:y1="3.4cm" svg:x2="8.9cm" svg:y2="3.937cm" draw:start-shape="id1" draw:start-glue-point="8" draw:end-shape="id2" draw:end-glue-point="4" svg:d="M16300 3400l-7400 537" svg:viewBox="0 0 7401 538">
          <text:p/>
        </draw:connector>
        <draw:custom-shape draw:style-name="gr4" draw:text-style-name="P5" draw:layer="layout" svg:width="6.8cm" svg:height="2.9cm" svg:x="1.4cm" svg:y="1.2cm">
          <text:p text:style-name="P4"><text:span text:style-name="T2">Program wypisuje wszystkie dwucyfrowe liczby parzyste podzielne przez 3.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8.4cm" svg:height="5.363cm" svg:x="4.7cm" svg:y="3.937cm">
          <text:p text:style-name="P1">Liczba </text:p>
          <text:p text:style-name="P1">powtórzenia &lt; 10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7" draw:layer="layout" draw:line-skew="0.398cm" svg:x1="9.4cm" svg:y1="21.5cm" svg:x2="16.075cm" svg:y2="8.017cm" draw:start-shape="id3" draw:start-glue-point="6" draw:end-shape="id4" draw:end-glue-point="2" svg:d="M9400 21500v900h6675v-14383" svg:viewBox="0 0 6676 14384">
          <text:p text:style-name="P6"><text:span text:style-name="T1">TAK</text:span></text:p>
        </draw:connector>
        <draw:connector draw:style-name="gr6" draw:text-style-name="P8" draw:layer="layout" draw:line-skew="-1.699cm 5.45cm" svg:x1="4.7cm" svg:y1="6.619cm" svg:x2="5.8cm" svg:y2="24.1cm" draw:start-shape="id2" draw:start-glue-point="5" draw:end-shape="id5" draw:end-glue-point="4" svg:d="M4700 6619h-2200v15531h3300v1950" svg:viewBox="0 0 3301 17482">
          <text:p text:style-name="P1"><text:span text:style-name="T1">NIE</text:span></text:p>
        </draw:connector>
        <draw:custom-shape draw:style-name="gr7" draw:text-style-name="P9" xml:id="id4" draw:id="id4" draw:layer="layout" svg:width="4.878cm" svg:height="1.556cm" draw:transform="skewX (0.736878010192006) rotate (0.0153588974175501) translate (15.024cm 6.477cm)">
          <text:p text:style-name="P1"><text:span text:style-name="T3">Wypisz 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3" draw:id="id3" draw:layer="layout" svg:width="9.2cm" svg:height="10.8cm" svg:x="4.8cm" svg:y="10.7cm">
          <text:p text:style-name="P1"><text:span text:style-name="T4">if a %2 ==0 and a %3 == 0: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8" draw:layer="layout" draw:type="line" svg:x1="8.9cm" svg:y1="9.3cm" svg:x2="9.4cm" svg:y2="10.7cm" draw:start-shape="id2" draw:start-glue-point="6" draw:end-shape="id3" draw:end-glue-point="4" svg:d="M8900 9300l500 1400" svg:viewBox="0 0 501 1401">
          <text:p text:style-name="P1"><text:span text:style-name="T1">TAK</text:span></text:p>
        </draw:connector>
        <draw:connector draw:style-name="gr6" draw:text-style-name="P8" draw:layer="layout" draw:line-skew="-0.331cm" svg:x1="14cm" svg:y1="16.1cm" svg:x2="13.465cm" svg:y2="5.467cm" draw:start-shape="id3" draw:start-glue-point="7" draw:end-shape="id6" draw:end-glue-point="0" svg:d="M14000 16100h500v-10633h-1035" svg:viewBox="0 0 1036 10634">
          <text:p text:style-name="P1"><text:span text:style-name="T1">NIE</text:span></text:p>
        </draw:connector>
        <draw:connector draw:style-name="gr9" draw:text-style-name="P3" xml:id="id6" draw:id="id6" draw:layer="layout" draw:type="line" svg:x1="14.33cm" svg:y1="7.266cm" svg:x2="12.6cm" svg:y2="3.668cm" draw:start-shape="id4" draw:start-glue-point="3" draw:end-shape="id7" draw:end-glue-point="0" svg:d="M14330 7266l-1730-3598" svg:viewBox="0 0 1731 35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0-10T22:46:16.102000000</dc:date>
    <meta:editing-duration>PT53M17S</meta:editing-duration>
    <meta:editing-cycles>13</meta:editing-cycles>
    <meta:generator>LibreOffice/5.4.3.2$Windows_X86_64 LibreOffice_project/92a7159f7e4af62137622921e809f8546db437e5</meta:generator>
    <meta:document-statistic meta:object-count="12"/>
  </office:meta>
</office:document-meta>
</file>